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typical</text:p>
          </table:table-cell>
          <table:table-cell/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std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0.0539967" calcext:value-type="float">
            <text:p>0.0539967</text:p>
          </table:table-cell>
          <table:table-cell table:formula="of:=[.D3]/([.A3])^2" office:value-type="float" office:value="0.000000002159868" calcext:value-type="float">
            <text:p>2.159868E-09</text:p>
          </table:table-cell>
          <table:table-cell office:value-type="float" office:value="0.108581" calcext:value-type="float">
            <text:p>0.108581</text:p>
          </table:table-cell>
          <table:table-cell table:formula="of:=[.F3]/([.A3])^2" office:value-type="float" office:value="0.00000000434324" calcext:value-type="float">
            <text:p>4.34324E-0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215852" calcext:value-type="float">
            <text:p>0.215852</text:p>
          </table:table-cell>
          <table:table-cell table:formula="of:=[.D4]/([.A4])^2" office:value-type="float" office:value="0.00000000215852" calcext:value-type="float">
            <text:p>2.15852E-09</text:p>
          </table:table-cell>
          <table:table-cell office:value-type="float" office:value="0.43289" calcext:value-type="float">
            <text:p>0.43289</text:p>
          </table:table-cell>
          <table:table-cell table:formula="of:=[.F4]/([.A4])^2" office:value-type="float" office:value="0.0000000043289" calcext:value-type="float">
            <text:p>4.3289E-0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float" office:value="0.487676" calcext:value-type="float">
            <text:p>0.487676</text:p>
          </table:table-cell>
          <table:table-cell table:formula="of:=[.D5]/([.A5])^2" office:value-type="float" office:value="0.00000000216744888888889" calcext:value-type="float">
            <text:p>2.16744888888889E-09</text:p>
          </table:table-cell>
          <table:table-cell office:value-type="float" office:value="0.976265" calcext:value-type="float">
            <text:p>0.976265</text:p>
          </table:table-cell>
          <table:table-cell table:formula="of:=[.F5]/([.A5])^2" office:value-type="float" office:value="0.00000000433895555555556" calcext:value-type="float">
            <text:p>4.33895555555556E-09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866597" calcext:value-type="float">
            <text:p>0.866597</text:p>
          </table:table-cell>
          <table:table-cell table:formula="of:=[.D6]/([.A6])^2" office:value-type="float" office:value="0.0000000021664925" calcext:value-type="float">
            <text:p>2.1664925E-09</text:p>
          </table:table-cell>
          <table:table-cell office:value-type="float" office:value="1.74076" calcext:value-type="float">
            <text:p>1.74076</text:p>
          </table:table-cell>
          <table:table-cell table:formula="of:=[.F6]/([.A6])^2" office:value-type="float" office:value="0.0000000043519" calcext:value-type="float">
            <text:p>4.3519E-09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/>
          <table:table-cell office:value-type="float" office:value="1.35197" calcext:value-type="float">
            <text:p>1.35197</text:p>
          </table:table-cell>
          <table:table-cell table:formula="of:=[.D7]/([.A7])^2" office:value-type="float" office:value="0.000000002163152" calcext:value-type="float">
            <text:p>2.163152E-09</text:p>
          </table:table-cell>
          <table:table-cell office:value-type="float" office:value="2.71715" calcext:value-type="float">
            <text:p>2.71715</text:p>
          </table:table-cell>
          <table:table-cell table:formula="of:=[.F7]/([.A7])^2" office:value-type="float" office:value="0.00000000434744" calcext:value-type="float">
            <text:p>4.34744E-09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120446" calcext:value-type="float">
            <text:p>0.120446</text:p>
          </table:table-cell>
          <table:table-cell table:formula="of:=[.B8]/([.A8])" office:value-type="float" office:value="0.0000000120446" calcext:value-type="float">
            <text:p>0.000000012</text:p>
          </table:table-cell>
          <table:table-cell table:number-columns-repeated="6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.300683" calcext:value-type="float">
            <text:p>0.300683</text:p>
          </table:table-cell>
          <table:table-cell table:formula="of:=[.B9]/([.A9])" office:value-type="float" office:value="0.00000001202732" calcext:value-type="float">
            <text:p>0.000000012</text:p>
          </table:table-cell>
          <table:table-cell table:number-columns-repeated="6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0.598841" calcext:value-type="float">
            <text:p>0.598841</text:p>
          </table:table-cell>
          <table:table-cell table:formula="of:=[.B10]/([.A10])" office:value-type="float" office:value="0.00000001197682" calcext:value-type="float">
            <text:p>0.000000012</text:p>
          </table:table-cell>
          <table:table-cell table:number-columns-repeated="6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0.901349" calcext:value-type="float">
            <text:p>0.901349</text:p>
          </table:table-cell>
          <table:table-cell table:formula="of:=[.B11]/([.A11])" office:value-type="float" office:value="0.0000000120179866666667" calcext:value-type="float">
            <text:p>0.000000012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20263" calcext:value-type="float">
            <text:p>1.20263</text:p>
          </table:table-cell>
          <table:table-cell table:formula="of:=[.B12]/([.A12])" office:value-type="float" office:value="0.0000000120263" calcext:value-type="float">
            <text:p>0.000000012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6"/>
          <table:table-cell office:value-type="float" office:value="0.211294" calcext:value-type="float">
            <text:p>0.211294</text:p>
          </table:table-cell>
          <table:table-cell table:formula="of:=[.H13]/([.A13])" office:value-type="float" office:value="0.000000422588" calcext:value-type="float">
            <text:p>4.22588E-0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0.443795" calcext:value-type="float">
            <text:p>0.443795</text:p>
          </table:table-cell>
          <table:table-cell table:formula="of:=[.H14]/([.A14])" office:value-type="float" office:value="0.000000443795" calcext:value-type="float">
            <text:p>4.43795E-0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number-columns-repeated="6"/>
          <table:table-cell office:value-type="float" office:value="0.680931" calcext:value-type="float">
            <text:p>0.680931</text:p>
          </table:table-cell>
          <table:table-cell table:formula="of:=[.H15]/([.A15])" office:value-type="float" office:value="0.000000453954" calcext:value-type="float">
            <text:p>0.00000045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6"/>
          <table:table-cell office:value-type="float" office:value="0.926327" calcext:value-type="float">
            <text:p>0.926327</text:p>
          </table:table-cell>
          <table:table-cell table:formula="of:=[.H16]/([.A16])" office:value-type="float" office:value="0.0000004631635" calcext:value-type="float">
            <text:p>4.631635E-0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number-columns-repeated="6"/>
          <table:table-cell office:value-type="float" office:value="1.17362" calcext:value-type="float">
            <text:p>1.17362</text:p>
          </table:table-cell>
          <table:table-cell table:formula="of:=[.H17]/([.A17])" office:value-type="float" office:value="0.000000469448" calcext:value-type="float">
            <text:p>4.69448E-07</text:p>
          </table:table-cell>
        </table:table-row>
        <table:table-row table:style-name="ro1">
          <table:table-cell table:number-columns-repeated="2"/>
          <table:table-cell table:formula="of:=AVERAGE([.C8:.C12])" office:value-type="float" office:value="0.0000000120186053333333" calcext:value-type="float">
            <text:p>0.000000012</text:p>
          </table:table-cell>
          <table:table-cell/>
          <table:table-cell table:formula="of:=AVERAGE([.E3:.E7])" office:value-type="float" office:value="0.00000000216309627777778" calcext:value-type="float">
            <text:p>2.16309627777778E-09</text:p>
          </table:table-cell>
          <table:table-cell/>
          <table:table-cell table:formula="of:=AVERAGE([.G3:.G7])" office:value-type="float" office:value="0.00000000434208711111111" calcext:value-type="float">
            <text:p>4.34208711111111E-09</text:p>
          </table:table-cell>
          <table:table-cell/>
          <table:table-cell table:formula="of:=AVERAGE([.I13:.I17])" office:value-type="float" office:value="0.0000004505897" calcext:value-type="float">
            <text:p>4.505897E-07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typical</text:p>
          </table:table-cell>
          <table:table-cell/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std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895097" calcext:value-type="float">
            <text:p>0.0895097</text:p>
          </table:table-cell>
          <table:table-cell table:formula="of:=[.D23]/([.A23])^2" office:value-type="float" office:value="0.00000000022377425" calcext:value-type="float">
            <text:p>2.2377425E-10</text:p>
          </table:table-cell>
          <table:table-cell office:value-type="float" office:value="0.170173" calcext:value-type="float">
            <text:p>0.170173</text:p>
          </table:table-cell>
          <table:table-cell table:formula="of:=[.F23]/([.A23])^2" office:value-type="float" office:value="0.0000000004254325" calcext:value-type="float">
            <text:p>4.254325E-1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340237" calcext:value-type="float">
            <text:p>0.340237</text:p>
          </table:table-cell>
          <table:table-cell table:formula="of:=[.D24]/([.A24])^2" office:value-type="float" office:value="0.000000000212648125" calcext:value-type="float">
            <text:p>2.12648125E-10</text:p>
          </table:table-cell>
          <table:table-cell office:value-type="float" office:value="0.690071" calcext:value-type="float">
            <text:p>0.690071</text:p>
          </table:table-cell>
          <table:table-cell table:formula="of:=[.F24]/([.A24])^2" office:value-type="float" office:value="0.000000000431294375" calcext:value-type="float">
            <text:p>4.31294375E-1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float" office:value="0.774092" calcext:value-type="float">
            <text:p>0.774092</text:p>
          </table:table-cell>
          <table:table-cell table:formula="of:=[.D25]/([.A25])^2" office:value-type="float" office:value="0.000000000215025555555556" calcext:value-type="float">
            <text:p>2.15025555555556E-10</text:p>
          </table:table-cell>
          <table:table-cell office:value-type="float" office:value="1.56385" calcext:value-type="float">
            <text:p>1.56385</text:p>
          </table:table-cell>
          <table:table-cell table:formula="of:=[.F25]/([.A25])^2" office:value-type="float" office:value="0.000000000434402777777778" calcext:value-type="float">
            <text:p>4.34402777777778E-1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float" office:value="1.38482" calcext:value-type="float">
            <text:p>1.38482</text:p>
          </table:table-cell>
          <table:table-cell table:formula="of:=[.D26]/([.A26])^2" office:value-type="float" office:value="0.000000000216378125" calcext:value-type="float">
            <text:p>2.16378125E-10</text:p>
          </table:table-cell>
          <table:table-cell office:value-type="float" office:value="2.78986" calcext:value-type="float">
            <text:p>2.78986</text:p>
          </table:table-cell>
          <table:table-cell table:formula="of:=[.F26]/([.A26])^2" office:value-type="float" office:value="0.000000000435915625" calcext:value-type="float">
            <text:p>4.35915625E-1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2.16681" calcext:value-type="float">
            <text:p>2.16681</text:p>
          </table:table-cell>
          <table:table-cell table:formula="of:=[.D27]/([.A27])^2" office:value-type="float" office:value="0.000000000216681" calcext:value-type="float">
            <text:p>2.16681E-10</text:p>
          </table:table-cell>
          <table:table-cell office:value-type="float" office:value="4.36575" calcext:value-type="float">
            <text:p>4.36575</text:p>
          </table:table-cell>
          <table:table-cell table:formula="of:=[.F27]/([.A27])^2" office:value-type="float" office:value="0.000000000436575" calcext:value-type="float">
            <text:p>4.36575E-10</text:p>
          </table:table-cell>
          <table:table-cell table:number-columns-repeated="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0.0748062" calcext:value-type="float">
            <text:p>0.0748062</text:p>
          </table:table-cell>
          <table:table-cell table:formula="of:=[.B28]/([.A28])" office:value-type="float" office:value="0.000000001496124" calcext:value-type="float">
            <text:p>1.496124E-09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149706" calcext:value-type="float">
            <text:p>0.149706</text:p>
          </table:table-cell>
          <table:table-cell table:formula="of:=[.B29]/([.A29])" office:value-type="float" office:value="0.00000000149706" calcext:value-type="float">
            <text:p>1.49706E-09</text:p>
          </table:table-cell>
          <table:table-cell table:number-columns-repeated="6"/>
        </table:table-row>
        <table:table-row table:style-name="ro1">
          <table:table-cell office:value-type="float" office:value="250000000" calcext:value-type="float">
            <text:p>250000000</text:p>
          </table:table-cell>
          <table:table-cell office:value-type="float" office:value="0.371846" calcext:value-type="float">
            <text:p>0.371846</text:p>
          </table:table-cell>
          <table:table-cell table:formula="of:=[.B30]/([.A30])" office:value-type="float" office:value="0.000000001487384" calcext:value-type="float">
            <text:p>1.487384E-09</text:p>
          </table:table-cell>
          <table:table-cell table:number-columns-repeated="6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0.738304" calcext:value-type="float">
            <text:p>0.738304</text:p>
          </table:table-cell>
          <table:table-cell table:formula="of:=[.B31]/([.A31])" office:value-type="float" office:value="0.000000001476608" calcext:value-type="float">
            <text:p>1.476608E-09</text:p>
          </table:table-cell>
          <table:table-cell table:number-columns-repeated="6"/>
        </table:table-row>
        <table:table-row table:style-name="ro1">
          <table:table-cell office:value-type="float" office:value="750000000" calcext:value-type="float">
            <text:p>750000000</text:p>
          </table:table-cell>
          <table:table-cell office:value-type="float" office:value="1.10743" calcext:value-type="float">
            <text:p>1.10743</text:p>
          </table:table-cell>
          <table:table-cell table:formula="of:=[.B32]/([.A32])" office:value-type="float" office:value="0.00000000147657333333333" calcext:value-type="float">
            <text:p>1.47657333333333E-09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6"/>
          <table:table-cell office:value-type="float" office:value="0.0387188" calcext:value-type="float">
            <text:p>0.0387188</text:p>
          </table:table-cell>
          <table:table-cell table:formula="of:=[.H33]/([.A33]*LOG([.A33]))" office:value-type="float" office:value="0.0000000135879992246111" calcext:value-type="float">
            <text:p>1.35879992246111E-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0.0817779" calcext:value-type="float">
            <text:p>0.0817779</text:p>
          </table:table-cell>
          <table:table-cell table:formula="of:=[.H34]/([.A34]*LOG([.A34]))" office:value-type="float" office:value="0.00000001362965" calcext:value-type="float">
            <text:p>1.362965E-0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number-columns-repeated="6"/>
          <table:table-cell office:value-type="float" office:value="0.125778" calcext:value-type="float">
            <text:p>0.125778</text:p>
          </table:table-cell>
          <table:table-cell table:formula="of:=[.H35]/([.A35]*LOG([.A35]))" office:value-type="float" office:value="0.0000000135768719215494" calcext:value-type="float">
            <text:p>1.35768719215494E-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6"/>
          <table:table-cell office:value-type="float" office:value="0.171021" calcext:value-type="float">
            <text:p>0.171021</text:p>
          </table:table-cell>
          <table:table-cell table:formula="of:=[.H36]/([.A36]*LOG([.A36]))" office:value-type="float" office:value="0.0000000135708765168304" calcext:value-type="float">
            <text:p>1.35708765168304E-0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number-columns-repeated="6"/>
          <table:table-cell office:value-type="float" office:value="0.217123" calcext:value-type="float">
            <text:p>0.217123</text:p>
          </table:table-cell>
          <table:table-cell table:formula="of:=[.H37]/([.A37]*LOG([.A37]))" office:value-type="float" office:value="0.0000000135745567920738" calcext:value-type="float">
            <text:p>1.35745567920738E-08</text:p>
          </table:table-cell>
        </table:table-row>
        <table:table-row table:style-name="ro1">
          <table:table-cell table:number-columns-repeated="2"/>
          <table:table-cell table:formula="of:=AVERAGE([.C28:.C32])" office:value-type="float" office:value="0.00000000148674986666667" calcext:value-type="float">
            <text:p>1.48674986666667E-09</text:p>
          </table:table-cell>
          <table:table-cell/>
          <table:table-cell table:formula="of:=AVERAGE([.E23:.E27])" office:value-type="float" office:value="0.000000000216901411111111" calcext:value-type="float">
            <text:p>2.16901411111111E-10</text:p>
          </table:table-cell>
          <table:table-cell/>
          <table:table-cell table:formula="of:=AVERAGE([.G23:.G27])" office:value-type="float" office:value="0.000000000432724055555556" calcext:value-type="float">
            <text:p>4.32724055555556E-10</text:p>
          </table:table-cell>
          <table:table-cell/>
          <table:table-cell table:formula="of:=AVERAGE([.I33:.I37])" office:value-type="float" office:value="0.000000013587990891013" calcext:value-type="float">
            <text:p>1.3587990891013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03:52.148163665</meta:creation-date>
    <dc:date>2016-12-11T16:15:43.505159563</dc:date>
    <meta:editing-duration>PT1H41M15S</meta:editing-duration>
    <meta:editing-cycles>6</meta:editing-cycles>
    <meta:generator>LibreOffice/5.1.4.2$Linux_X86_64 LibreOffice_project/10m0$Build-2</meta:generator>
    <meta:document-statistic meta:table-count="1" meta:cell-count="131" meta:object-count="0"/>
  </office:meta>
</office:document-meta>
</file>